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00000018027E55ABA232DCB8A.pdf" manifest:media-type="application/pdf"/>
  <manifest:file-entry manifest:full-path="Pictures/10000000000001E000000180FB63AECB0BC8C3F0.png" manifest:media-type="image/png"/>
  <manifest:file-entry manifest:full-path="Pictures/10000000000001E000000180A9405BA940EFCEA8.pdf" manifest:media-type="application/pdf"/>
  <manifest:file-entry manifest:full-path="Pictures/100000000000024000000180D6647C0B7452DC1A.png" manifest:media-type="image/png"/>
  <manifest:file-entry manifest:full-path="Pictures/10000000000002400000018089FBB332C375DE4C.png" manifest:media-type="image/png"/>
  <manifest:file-entry manifest:full-path="Pictures/1000000000000240000001805FE9EA7B7E0E0FD6.pdf" manifest:media-type="application/pd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8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2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7.986cm"/>
      <style:paragraph-properties style:writing-mode="lr-tb"/>
    </style:style>
    <style:style style:name="gr5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3.556cm" fo:min-width="8.8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4cm" fo:min-width="0.637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912cm, 9.022cm, 4.683cm)" draw:image-opacity="100%" style:mirror="none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179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font-size="8pt" fo:font-weight="bold" style:font-weight-asian="bold" style:font-weight-complex="bold"/>
    </style:style>
    <style:style style:name="P5" style:family="paragraph">
      <loext:graphic-properties draw:fill="none" draw:fill-color="#729fcf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4pt" style:font-size-asian="4pt" style:font-size-complex="4pt"/>
    </style:style>
    <style:style style:name="P7" style:family="paragraph">
      <loext:graphic-properties draw:fill="solid" draw:fill-color="#ffffff"/>
      <style:paragraph-properties style:writing-mode="lr-tb"/>
      <style:text-properties fo:font-size="4.5pt" style:font-size-asian="4.5pt" style:font-size-complex="4.5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8pt" fo:font-weight="bold" style:font-weight-asian="bold" style:font-weight-complex="bold"/>
    </style:style>
    <style:style style:name="T3" style:family="text">
      <style:text-properties fo:font-size="4pt" style:font-size-asian="4pt" style:font-size-complex="4pt"/>
    </style:style>
    <style:style style:name="T4" style:family="text">
      <style:text-properties fo:font-size="4.5pt" style:font-size-asian="4.5pt" style:font-size-complex="4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4.953cm" svg:height="3.048cm" svg:x="0cm" svg:y="0.52cm">
          <draw:image xlink:href="Pictures/1000000000000240000001805FE9EA7B7E0E0FD6.pdf" xlink:type="simple" xlink:show="embed" xlink:actuate="onLoad" loext:mime-type="application/pdf">
            <text:p/>
          </draw:image>
          <draw:image xlink:href="Pictures/10000000000002400000018089FBB332C375DE4C.png" xlink:type="simple" xlink:show="embed" xlink:actuate="onLoad" loext:mime-type="image/png"/>
        </draw:frame>
        <draw:frame draw:style-name="gr2" draw:text-style-name="P1" draw:layer="layout" svg:width="4.115cm" svg:height="3.302cm" svg:x="4.724cm" svg:y="0.317cm">
          <draw:image xlink:href="Pictures/10000000000001E000000180A9405BA940EFCEA8.pdf" xlink:type="simple" xlink:show="embed" xlink:actuate="onLoad" loext:mime-type="application/pdf">
            <text:p/>
          </draw:image>
          <draw:image xlink:href="Pictures/10000000000001E000000180FB63AECB0BC8C3F0.png" xlink:type="simple" xlink:show="embed" xlink:actuate="onLoad" loext:mime-type="image/png"/>
        </draw:frame>
        <draw:frame draw:style-name="gr3" draw:text-style-name="P2" draw:layer="layout" svg:width="1.505cm" svg:height="0.26cm" svg:x="1.524cm" svg:y="0.774cm">
          <draw:text-box>
            <text:p><text:span text:style-name="T1">MAE = 0.0968 m</text:span></text:p>
          </draw:text-box>
        </draw:frame>
        <draw:frame draw:style-name="gr4" draw:text-style-name="P4" draw:layer="layout" svg:width="7.986cm" svg:height="0.314cm" svg:x="0.051cm" svg:y="0.012cm">
          <draw:text-box>
            <text:p text:style-name="P3"><text:span text:style-name="T2">e) Hybrid-Logarithmic 6-bit (E5M0) with QAT</text:span></text:p>
          </draw:text-box>
        </draw:frame>
        <draw:custom-shape draw:style-name="gr5" draw:text-style-name="P5" draw:layer="layout" svg:width="8.89cm" svg:height="3.556cm" svg:x="0cm" svg:y="0.008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0.637cm" svg:height="0.154cm" draw:transform="rotate (1.5707963267949) translate (8.636cm 2.2cm)">
          <draw:text-box>
            <text:p><text:span text:style-name="T3">Predictions</text:span></text:p>
          </draw:text-box>
        </draw:frame>
        <draw:frame draw:style-name="gr7" draw:text-style-name="P1" draw:layer="layout" svg:width="2.158cm" svg:height="0.368cm" svg:x="1.524cm" svg:y="0.265cm">
          <draw:image xlink:href="Pictures/10000000000002400000018027E55ABA232DCB8A.pdf" xlink:type="simple" xlink:show="embed" xlink:actuate="onLoad" loext:mime-type="application/pdf">
            <text:p/>
          </draw:image>
          <draw:image xlink:href="Pictures/100000000000024000000180D6647C0B7452DC1A.png" xlink:type="simple" xlink:show="embed" xlink:actuate="onLoad" loext:mime-type="image/png"/>
        </draw:frame>
        <draw:frame draw:style-name="gr8" draw:text-style-name="P7" draw:layer="layout" svg:width="1.458cm" svg:height="0.179cm" svg:x="5.908cm" svg:y="0.432cm">
          <draw:text-box>
            <text:p><text:span text:style-name="T4">2D error distributio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3.58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11T11:21:42.533549347</dc:date>
    <meta:editing-duration>P1DT3H19M59S</meta:editing-duration>
    <meta:editing-cycles>140</meta:editing-cycles>
    <meta:document-statistic meta:object-count="8"/>
  </office:meta>
</office:document-meta>
</file>